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ASTRO VELASQUEZ ELIZABETH KAR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6121032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S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447790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ASTRO VELASQUEZ ELIZABETH KARIN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6121032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447790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1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7/07/2021</text:p>
          </table:table-cell>
          <table:table-cell table:style-name="Tabla2.A3" office:value-type="string">
            <text:p text:style-name="P16">33427150</text:p>
          </table:table-cell>
          <table:table-cell table:style-name="Tabla2.D3" office:value-type="string">
            <text:p text:style-name="P17">6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7/07/2021</text:p>
          </table:table-cell>
          <table:table-cell table:style-name="Tabla2.A4" office:value-type="string">
            <text:p text:style-name="P16">33488250</text:p>
          </table:table-cell>
          <table:table-cell table:style-name="Tabla2.D4" office:value-type="string">
            <text:p text:style-name="P17">4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6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7T15:41:2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